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" svg:font-family="BRUSH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style:font-name="Times New Roman" fo:font-style="italic" officeooo:paragraph-rsid="001cbb1a" style:font-style-asian="italic" style:font-style-complex="italic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1.251cm" fo:margin-right="0cm" fo:margin-top="0cm" fo:margin-bottom="0cm" style:contextual-spacing="false" fo:line-height="200%" fo:text-align="justify" style:justify-single-word="false" fo:text-indent="0cm" style:auto-text-indent="false" style:writing-mode="lr-tb"/>
      <style:text-properties style:font-name="Times New Roman" fo:font-size="14pt" officeooo:paragraph-rsid="001cbb1a" style:font-size-asian="14pt" style:font-size-complex="14pt"/>
    </style:style>
    <style:style style:name="P3" style:family="paragraph">
      <loext:graphic-properties draw:fill-gradient-name="gradient" draw:fill-hatch-name="hatch" draw:opacity="25%"/>
      <style:paragraph-properties fo:margin-left="1cm" fo:margin-right="0cm" fo:margin-top="0cm" fo:margin-bottom="0cm" style:contextual-spacing="false" fo:line-height="200%" fo:text-align="justify" style:justify-single-word="false" fo:text-indent="0cm" style:auto-text-indent="false" style:writing-mode="lr-tb"/>
      <style:text-properties style:font-name="Times New Roman" fo:font-size="14pt" officeooo:paragraph-rsid="001cbb1a" style:font-size-asian="14pt" style:font-size-complex="14pt"/>
    </style:style>
    <style:style style:name="P4" style:family="paragraph" style:parent-style-name="Standard">
      <loext:graphic-properties draw:fill-gradient-name="gradient" draw:fill-hatch-name="hatch" draw:opacity="25%"/>
      <style:paragraph-properties fo:margin-left="1cm" fo:margin-right="0cm" fo:margin-top="0cm" fo:margin-bottom="0cm" style:contextual-spacing="false" fo:line-height="200%" fo:text-align="justify" style:justify-single-word="false" fo:text-indent="0cm" style:auto-text-indent="false" style:writing-mode="lr-tb"/>
      <style:text-properties style:font-name="Times New Roman" fo:font-size="14pt" officeooo:paragraph-rsid="001cbb1a" style:font-size-asian="14pt" style:font-size-complex="14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tyle="italic" officeooo:rsid="001d9562" officeooo:paragraph-rsid="001d9562" style:font-style-asian="italic" style:font-style-complex="italic"/>
    </style:style>
    <style:style style:name="P7" style:family="paragraph" style:parent-style-name="Standard">
      <loext:graphic-properties draw:fill-gradient-name="gradient" draw:fill-hatch-name="hatch"/>
      <style:paragraph-properties fo:margin-left="1cm" fo:margin-right="0cm" fo:margin-top="0cm" fo:margin-bottom="0.25cm" style:contextual-spacing="false" fo:text-align="justify" style:justify-single-word="false" fo:text-indent="0cm" style:auto-text-indent="false" style:writing-mode="lr-tb"/>
      <style:text-properties style:font-name="Brush Script MT" fo:font-size="14pt" fo:font-style="italic" officeooo:paragraph-rsid="001cbb1a" style:font-size-asian="14pt" style:font-style-asian="italic" style:font-size-complex="14pt" style:font-style-complex="italic" loext:padding="0.049cm" loext:border="0.06pt dotted #4e102d" loext:shadow="#bf819e -0.176cm 0.176cm"/>
    </style:style>
    <style:style style:name="P8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25cm" style:contextual-spacing="false" fo:text-align="justify" style:justify-single-word="false" fo:text-indent="0cm" style:auto-text-indent="false" style:writing-mode="lr-tb"/>
      <style:text-properties style:font-name="Brush Script MT" fo:font-size="14pt" fo:font-style="italic" officeooo:paragraph-rsid="001cbb1a" style:font-size-asian="14pt" style:font-style-asian="italic" style:font-size-complex="14pt" style:font-style-complex="italic" loext:padding="0.049cm" loext:border="0.06pt dotted #4e102d" loext:shadow="#bf819e -0.176cm 0.176cm"/>
    </style:style>
    <style:style style:name="P9" style:family="paragraph" style:parent-style-name="Standard">
      <loext:graphic-properties draw:fill-gradient-name="gradient" draw:fill-hatch-name="hatch"/>
      <style:paragraph-properties fo:text-align="center" style:justify-single-word="false" style:writing-mode="lr-tb"/>
      <style:text-properties fo:color="#c9211e" loext:opacity="100%" style:font-name="Arial" fo:font-size="26pt" fo:letter-spacing="0.071cm" fo:font-style="italic" officeooo:paragraph-rsid="001cbb1a" style:font-size-asian="26pt" style:font-style-asian="italic" style:font-size-complex="26pt" style:font-style-complex="italic" style:text-rotation-angle="90" style:text-rotation-scale="line-height" style:font-relief="emboss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b1a" style:font-weight-asian="bold" style:font-weight-complex="bold"/>
    </style:style>
    <style:style style:name="T3" style:family="text">
      <style:text-properties style:font-name="Verdana" fo:font-size="16pt" style:font-size-asian="16pt" style:font-size-complex="16pt"/>
    </style:style>
    <style:style style:name="T4" style:family="text">
      <style:text-properties style:font-name="Verdana" fo:font-size="16pt" officeooo:rsid="001cbb1a" style:font-size-asian="16pt" style:font-size-complex="16pt"/>
    </style:style>
    <style:style style:name="T5" style:family="text">
      <style:text-properties style:font-name="Verdana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font-name="Verdana"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font-name="Verdana" fo:font-size="16pt" style:text-underline-style="wave" style:text-underline-width="auto" style:text-underline-color="font-color" style:font-size-asian="16pt" style:font-size-complex="16pt"/>
    </style:style>
    <style:style style:name="T8" style:family="text">
      <style:text-properties style:font-name="Verdana" fo:font-weight="bold" style:font-weight-asian="bold" style:font-weight-complex="bold"/>
    </style:style>
    <style:style style:name="T9" style:family="text">
      <style:text-properties style:font-name="Verdana" fo:font-weight="bold" officeooo:rsid="001cbb1a" style:font-weight-asian="bold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1cbb1a" style:font-size-asian="16pt" style:font-size-complex="16pt"/>
    </style:style>
    <style:style style:name="T12" style:family="text">
      <style:text-properties fo:font-size="16pt" fo:font-style="normal" style:font-size-asian="16pt" style:font-style-asian="normal" style:font-size-complex="16pt" style:font-style-complex="normal"/>
    </style:style>
    <style:style style:name="T13" style:family="text">
      <style:text-properties fo:font-size="16pt" style:text-underline-style="wave" style:text-underline-width="auto" style:text-underline-color="font-color" style:font-size-asian="16pt" style:font-size-complex="16pt"/>
    </style:style>
    <style:style style:name="T14" style:family="text">
      <style:text-properties officeooo:rsid="001cbb1a"/>
    </style:style>
    <style:style style:name="T15" style:family="text">
      <style:text-properties style:text-underline-style="wave" style:text-underline-width="auto" style:text-underline-color="font-color"/>
    </style:style>
    <style:style style:name="T16" style:family="text">
      <style:text-properties style:text-underline-style="solid" style:text-underline-type="double" style:text-underline-width="auto" style:text-underline-color="font-color"/>
    </style:style>
    <style:style style:name="T17" style:family="text">
      <style:text-properties fo:color="#ff8000" loext:opacity="100%" style:text-underline-style="solid" style:text-underline-type="double" style:text-underline-width="auto" style:text-underline-color="font-color"/>
    </style:style>
    <style:style style:name="T18" style:family="text">
      <style:text-properties fo:color="#fc8b15" loext:opacity="100%" style:text-underline-style="solid" style:text-underline-type="double" style:text-underline-width="auto" style:text-underline-color="font-color"/>
    </style:style>
    <style:style style:name="T19" style:family="text">
      <style:text-properties fo:color="#ea7500" loext:opacity="100%" style:text-underline-style="solid" style:text-underline-type="double" style:text-underline-width="auto" style:text-underline-color="font-color"/>
    </style:style>
    <style:style style:name="T20" style:family="text">
      <style:text-properties fo:color="#000000" loext:opacity="100%" style:text-underline-style="solid" style:text-underline-type="double" style:text-underline-width="auto" style:text-underline-color="#ea7500"/>
    </style:style>
    <style:style style:name="T21" style:family="text">
      <style:text-properties fo:background-color="#ffd428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C</text:span><text:span text:style-name="T1">ONFIRA OS SINTOMAS DA DENGUE</text:span></text:p>
      <text:p text:style-name="P1"/>
      <text:p text:style-name="P2">O tempo médio do ciclo é de 5 a 6 dias, e o intervalo entre a picada e a</text:p>
      <text:p text:style-name="P4"><text:s/>manifestação da doença chama<text:bookmark text:name="page101R_mcid10"/>-<text:bookmark text:name="page101R_mcid11"/>se período de incubação. É só depois desse período que os sintomas aparecem. Geralmente os sintomas se manifestam a partir do 3° dia depois da <text:span text:style-name="T20">picada do mosquitos.</text:span></text:p>
      <text:p text:style-name="P4"><text:span text:style-name="T20"/></text:p>
      <text:p text:style-name="P8"><text:soft-page-break/>Na <text:span text:style-name="T15">dengue hemorrágica</text:span>, o quadro clínico se agrava rapidamente,</text:p>
      <text:p text:style-name="P7"><text:s/>apresentando sinais de insuficiência circulatória e choque, podendo levar a pessoa à <text:span text:style-name="T21">morte em até 24 horas</text:span>. De acordo com estatísticas do Ministério da Saúde, cerca de 5% DAS PESSOAS COM DENGUE HEMORRÁGICA MORREM.</text:p>
      <text:p text:style-name="P5"/>
      <text:p text:style-name="P6">Maria Eduarda</text:p>
      <text:p text:style-name="P6">Yasmin Catherin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" svg:font-family="BRUSH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2:37.133120556</meta:creation-date>
    <dc:date>2023-04-26T09:29:21.395198739</dc:date>
    <meta:editing-duration>PT46M45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2" meta:paragraph-count="7" meta:word-count="102" meta:character-count="600" meta:non-whitespace-character-count="503"/>
  </office:meta>
</office:document-meta>
</file>